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dcc" officeooo:paragraph-rsid="0001ddcc"/>
    </style:style>
    <style:style style:name="P2" style:family="paragraph" style:parent-style-name="Standard">
      <style:text-properties fo:font-weight="bold" officeooo:rsid="0001ddcc" officeooo:paragraph-rsid="0001ddcc" style:font-weight-asian="bold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1ddcc" officeooo:paragraph-rsid="0001d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TId:903090915</text:p>
      <text:p text:style-name="P2">Name:Akshat Harit</text:p>
      <text:p text:style-name="P2">Class: CS 7646 Machine Learning for Trading</text:p>
      <text:p text:style-name="P2">Project: finproject1</text:p>
      <text:p text:style-name="P2">Results</text:p>
      <text:p text:style-name="P1">python optimizer.py 2010 6 1 2011 6 1 AAPL GLD GOOG XOM</text:p>
      <text:p text:style-name="P1">Start Date: Jun, 01 2010</text:p>
      <text:p text:style-name="P1">End Date: Jun, 01 2011</text:p>
      <text:p text:style-name="P1">Symbols: ['AAPL', 'GLD', 'GOOG', 'XOM']</text:p>
      <text:p text:style-name="P1">Optimal Allocations: [0.1, 0.4, 0.0, 0.5]</text:p>
      <text:p text:style-name="P1">Sharpe Ratio: 2.39096710324</text:p>
      <text:p text:style-name="P1">Volatility (stdev of daily returns): 0.00818708225091</text:p>
      <text:p text:style-name="P1">Average Daily Return: 0.00123311188594</text:p>
      <text:p text:style-name="P1">Cumulative Return: <text:s/>1.35433666977</text:p>
      <text:p text:style-name="P3"/>
      <text:p text:style-name="P1"/>
      <text:p text:style-name="P1">python optimizer.py 2004 1 1 2006 1 1 MMM MO MSFT INTC</text:p>
      <text:p text:style-name="P1">Start Date: Jan, 01 2004</text:p>
      <text:p text:style-name="P1">End Date: Jan, 01 2006</text:p>
      <text:p text:style-name="P1">Symbols: ['MMM', 'MO', 'MSFT', 'INTC']</text:p>
      <text:p text:style-name="P1">Optimal Allocations: [0.0, 0.9, 0.1, 0.0]</text:p>
      <text:p text:style-name="P1">Sharpe Ratio: 1.11577155913</text:p>
      <text:p text:style-name="P1">Volatility (stdev of daily returns): 0.0117182596473</text:p>
      <text:p text:style-name="P1">Average Daily Return: 0.000823641334084</text:p>
      <text:p text:style-name="P1">Cumulative Return: <text:s/>1.46288470789</text:p>
      <text:p text:style-name="P1"/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20:28:08.462015029</meta:creation-date>
    <dc:date>2014-10-05T20:30:46.876316896</dc:date>
    <meta:editing-duration>P0D</meta:editing-duration>
    <meta:editing-cycles>1</meta:editing-cycles>
    <meta:document-statistic meta:table-count="0" meta:image-count="0" meta:object-count="0" meta:page-count="1" meta:paragraph-count="24" meta:word-count="111" meta:character-count="780" meta:non-whitespace-character-count="673"/>
    <meta:generator>LibreOffice/4.2.6.3$Linux_X86_64 LibreOffice_project/420m0$Build-3</meta:generator>
  </office:meta>
</office:document-meta>
</file>